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T1" style:family="text">
      <style:text-properties fo:color="#000000" loext:opacity="100%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document was validly signed by a trusted entit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5T23:27:52.737000000</dc:date>
    <meta:editing-duration>PT6M40S</meta:editing-duration>
    <meta:editing-cycles>1</meta:editing-cycles>
    <meta:document-statistic meta:table-count="0" meta:image-count="0" meta:object-count="0" meta:page-count="1" meta:paragraph-count="1" meta:word-count="9" meta:character-count="53" meta:non-whitespace-character-count="45"/>
    <meta:generator>LibreOffice/7.4.2.3$Windows_X86_64 LibreOffice_project/382eef1f22670f7f4118c8c2dd222ec7ad009da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000c400ea0011004b00e30047000c008a0078003900f2007900d40029005e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5OlSFCp1gcEb/gC7/TyF5Z5Ws3Uq8FuCyKWqTd/OoZQ=</DigestValue>
      </Reference>
      <Reference URI="manifest.rdf">
        <DigestMethod Algorithm="http://www.w3.org/2001/04/xmlenc#sha256"/>
        <DigestValue>nboGNxPXK083zYt9EUHTLfnr2aii+hSp4S+7FQqmveM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UlGgCPB2wJiOETk4tOzO5v7GACnYZGlm3hpOeH0r80o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agXYxp/vEmthhCZsT/Z8xYMm32+GOylJDzURYu25CRg=</DigestValue>
      </Reference>
      <Reference URI="Thumbnails/thumbnail.png">
        <DigestMethod Algorithm="http://www.w3.org/2001/04/xmlenc#sha256"/>
        <DigestValue>2ekBNUjVFcJNOOOPdpjZxEpJK0dFnb/dSTT+NtlBWWQ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nE5u3MuBR9GFXyUOY6uxCJpCuf1RczdlyTcNUfvYgA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fc00b3002b0068006700b20048002000a2004400e900d9000100350014007e">
        <DigestMethod Algorithm="http://www.w3.org/2001/04/xmlenc#sha256"/>
        <DigestValue>JzkuFTNmLog+AQXu9744X9z6YJcCWyyCIEbtYofmZDc=</DigestValue>
      </Reference>
      <Reference URI="#idSignedProperties_ID_00c000c400ea0011004b00e30047000c008a0078003900f2007900d40029005e" Type="http://uri.etsi.org/01903#SignedProperties">
        <DigestMethod Algorithm="http://www.w3.org/2001/04/xmlenc#sha256"/>
        <DigestValue>BE2/3dfpCqdXdsPN0JBJXZy2ipHbrcXrt+7zhDKLJj8=</DigestValue>
      </Reference>
    </SignedInfo>
    <SignatureValue>vR8ACJeg5Y6vGbWENUA6v9kVSNh1FLC3aBjOJQHZj/Gc9AZ7H4w4JD8YMuNliWVA
F25xyaQap5sbDlu6OgLVMbxEt5GlFZ8sQAHCgNEwbyQItXAURgxFLw6JJKmhUh5g
nrzVpv5rHCpb93hprwZp6/GFj3l1K6PrXLODnXEIms637URLB5/SlcrdQCdQ+eNH
fYeWF9GggPz3axHuF7EPhS85ul9jtHWONAIzmrQGi/gkG/z46x92Vu8i3ZW+/nmS
MXbQ9AnXio2PTgP+EVb9t47D6c6NjYOvbdF/TAkUlWmZTuwqiEMkSmEEL6eSFYv0
EzvBuQ1maWrMAguut4uqFA==</SignatureValue>
    <KeyInfo>
      <X509Data>
        <X509IssuerSerial>
          <X509IssuerName>CN=sigspoox@pm.me</X509IssuerName>
          <X509SerialNumber>143285074743318360268357190877263971656</X509SerialNumber>
        </X509IssuerSerial>
        <X509Certificate>MIIC9DCCAdygAwIBAgIQa8uznERMb5ZFJFtGAARFSDANBgkqhkiG9w0BAQsFADAZMRcwFQYDVQQDDA5zaWdzcG9veEBwbS5tZTAgFw0yMDEyMzEyMzAwMDBaGA85OTk5MTIzMTIyNTk1OVowGTEXMBUGA1UEAwwOc2lnc3Bvb3hAcG0ubWUwggEiMA0GCSqGSIb3DQEBAQUAA4IBDwAwggEKAoIBAQC+Vtp2GJDTWaaa5QeDGCRMFKsS8BBWX3WKS83qy3uDa9yB/CXzcyQa9NVjHg0jEHnGRNHu8sPbB8wiZN0+Q1jEGrzhTcUcuWogm1wABFkM+sO/n3ZPG6RGa3M8Xy8SouScRc1hlD36OWjNhD5YZHi1cY+jsfZz93407x9MfJagfeb6xeMiMlXZmulgSDnEH+0I/A87qnKShPWspFsI+tf3MuPLwgbkQCfFGE7LfVvMfhwLa2TAnfkCetJ9DAY+Ml+vH75ouzDVRu2rsZ+yuD/6ZwBbHccEjBNgZNtMz8+ZFXKjrMEvQ8NFOTqrTcXGh7GlPLXCqOWas0xTlh3ANHrdAgMBAAGjNjA0MBMGA1UdJQQMMAoGCCsGAQUFBwMDMB0GA1UdDgQWBBQt1rqTO1T0O7lxzdfmFE9Fq217uTANBgkqhkiG9w0BAQsFAAOCAQEAD5Xd2HX1/uG8sGACFm0VemCrBhewILFUuRerCe+yiHXxLjO3xiq3c+QNpCGY8gKKbQcV8+U6tY+XS6qvitgtBXjxHOddIfd7ZBr8nXMiKLuMHM9ucm0lYUWqYCG5T7SnG248uAfQ6qO2Lxy7KLCHvmkoUAmrlQnlJQ7swlAOWZE1hNyYOEYAwwl6gJd/JiNDJ7e9GOqvWCn48Dj2ZR7Yq4aq/yOy+EaT+eyx3y6V+Y297qpGoJgaOn8PDCfhW3+3dPDdHZ7oFynyq8uakpKl3gaUhzLs7MbcnKg+lFC9DqwSTluM+kbOIcJpboXwaclYDUamLbHWxwJTGy8nQRIqeg==</X509Certificate>
      </X509Data>
    </KeyInfo>
    <Object>
      <SignatureProperties>
        <SignatureProperty Id="ID_00fc00b3002b0068006700b20048002000a2004400e900d9000100350014007e" Target="#ID_00c000c400ea0011004b00e30047000c008a0078003900f2007900d40029005e">
          <dc:date xmlns:dc="http://purl.org/dc/elements/1.1/">2022-11-05T23:28:05.528000000</dc:date>
        </SignatureProperty>
      </SignatureProperties>
    </Object>
    <Object xmlns:xd="http://uri.etsi.org/01903/v1.3.2#">
      <xd:QualifyingProperties Target="#ID_00c000c400ea0011004b00e30047000c008a0078003900f2007900d40029005e">
        <xd:SignedProperties Id="idSignedProperties_ID_00c000c400ea0011004b00e30047000c008a0078003900f2007900d40029005e">
          <xd:SignedSignatureProperties>
            <xd:SigningTime>2022-11-05T23:28:05.528000000</xd:SigningTime>
            <xd:SigningCertificate>
              <xd:Cert>
                <xd:CertDigest>
                  <DigestMethod Algorithm="http://www.w3.org/2001/04/xmlenc#sha256"/>
                  <DigestValue>9lMOePqPUwfL8A4s2j8KDi5ZHpHS2z8VNEuWMVWWXlM=</DigestValue>
                </xd:CertDigest>
                <xd:IssuerSerial>
                  <X509IssuerName>CN=sigspoox@pm.me</X509IssuerName>
                  <X509SerialNumber>14328507474331836026835719087726397165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c000c400ea0011004b00e30047000c008a0078003900f2007900d40029005e">
          <xd:UnsignedSignatureProperties>
            <xd:CertificateValues>
              <xd:EncapsulatedX509Certificate>MIIC9DCCAdygAwIBAgIQa8uznERMb5ZFJFtGAARFSDANBgkqhkiG9w0BAQsFADAZMRcwFQYDVQQDDA5zaWdzcG9veEBwbS5tZTAgFw0yMDEyMzEyMzAwMDBaGA85OTk5MTIzMTIyNTk1OVowGTEXMBUGA1UEAwwOc2lnc3Bvb3hAcG0ubWUwggEiMA0GCSqGSIb3DQEBAQUAA4IBDwAwggEKAoIBAQC+Vtp2GJDTWaaa5QeDGCRMFKsS8BBWX3WKS83qy3uDa9yB/CXzcyQa9NVjHg0jEHnGRNHu8sPbB8wiZN0+Q1jEGrzhTcUcuWogm1wABFkM+sO/n3ZPG6RGa3M8Xy8SouScRc1hlD36OWjNhD5YZHi1cY+jsfZz93407x9MfJagfeb6xeMiMlXZmulgSDnEH+0I/A87qnKShPWspFsI+tf3MuPLwgbkQCfFGE7LfVvMfhwLa2TAnfkCetJ9DAY+Ml+vH75ouzDVRu2rsZ+yuD/6ZwBbHccEjBNgZNtMz8+ZFXKjrMEvQ8NFOTqrTcXGh7GlPLXCqOWas0xTlh3ANHrdAgMBAAGjNjA0MBMGA1UdJQQMMAoGCCsGAQUFBwMDMB0GA1UdDgQWBBQt1rqTO1T0O7lxzdfmFE9Fq217uTANBgkqhkiG9w0BAQsFAAOCAQEAD5Xd2HX1/uG8sGACFm0VemCrBhewILFUuRerCe+yiHXxLjO3xiq3c+QNpCGY8gKKbQcV8+U6tY+XS6qvitgtBXjxHOddIfd7ZBr8nXMiKLuMHM9ucm0lYUWqYCG5T7SnG248uAfQ6qO2Lxy7KLCHvmkoUAmrlQnlJQ7swlAOWZE1hNyYOEYAwwl6gJd/JiNDJ7e9GOqvWCn48Dj2ZR7Yq4aq/yOy+EaT+eyx3y6V+Y297qpGoJgaOn8PDCfhW3+3dPDdHZ7oFynyq8uakpKl3gaUhzLs7MbcnKg+lFC9DqwSTluM+kbOIcJpboXwaclYDUamLbHWxwJTGy8nQRIqeg==</xd:EncapsulatedX509Certificate>
            </xd:CertificateValues>
          </xd:UnsignedSignatureProperties>
        </xd:UnsignedProperties>
      </xd:QualifyingProperties>
    </Object>
  </Signature>
</document-signatures>
</file>